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6eb" officeooo:paragraph-rsid="001c86eb"/>
    </style:style>
    <style:style style:name="P2" style:family="paragraph" style:parent-style-name="Standard">
      <style:text-properties officeooo:rsid="001d73f8" officeooo:paragraph-rsid="001d73f8"/>
    </style:style>
    <style:style style:name="P3" style:family="paragraph" style:parent-style-name="Standard">
      <style:text-properties officeooo:rsid="001da52d" officeooo:paragraph-rsid="001da52d"/>
    </style:style>
    <style:style style:name="T1" style:family="text">
      <style:text-properties officeooo:rsid="001d73f8"/>
    </style:style>
    <style:style style:name="T2" style:family="text">
      <style:text-properties officeooo:rsid="001da52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irst as i have to create repository new project-&gt; then in that i need one file named index.html with basic html code.</text:p>
      <text:p text:style-name="P1">2. I will commit this file in the master branch and then create its branch named PRODUCTION.</text:p>
      <text:p text:style-name="P1"><text:s text:c="3"/><text:tab/>MASTER -&gt; PRODUCTION -&gt; STAGGING -&gt; DEVELOPMENT</text:p>
      <text:p text:style-name="P1">3. Every branch has file named index.html only i need to update DISPLAY-&gt;&gt;“ EX:Development Environment ”.</text:p>
      <text:p text:style-name="P1">4.<text:span text:style-name="T1">Then i need to create pull request to mentor to merge stagging and development branch with production branch.</text:span></text:p>
      <text:p text:style-name="P2">5. I need to change the color of environment of stagging to<text:span text:style-name="T3"> red </text:span>and commit those changes and create a pull request.</text:p>
      <text:p text:style-name="P2">6. I need to change <text:s/>color of environment of development <text:s/>to <text:span text:style-name="T3">blue </text:span><text:span text:style-name="T2">and merge changes to stagging branch and push stagging branch so that client can view it</text:span>.</text:p>
      <text:p text:style-name="P3">7. Checkout to production branch and <text:s/>change the <text:span text:style-name="T1">color of environment <text:s/>to </text:span><text:span text:style-name="T3">green</text:span> here.</text:p>
      <text:p text:style-name="P3">8.Now as costumer do not want task 3 and want again that the envirnment name to be red so i will revert the changes of production branch and once once agian merge it with stagging branch and commit it to show it to custom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31:53.072957052</meta:creation-date>
    <dc:date>2017-12-20T16:19:11.579487076</dc:date>
    <meta:editing-duration>PT1H16M18S</meta:editing-duration>
    <meta:editing-cycles>1</meta:editing-cycles>
    <meta:document-statistic meta:table-count="0" meta:image-count="0" meta:object-count="0" meta:page-count="1" meta:paragraph-count="9" meta:word-count="189" meta:character-count="1059" meta:non-whitespace-character-count="871"/>
    <meta:generator>LibreOffice/5.1.6.2$Linux_X86_64 LibreOffice_project/10m0$Build-2</meta:generator>
  </office:meta>
</office:document-meta>
</file>